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O que é?</text:h>
      <text:p text:style-name="Text_20_body"><text:bookmark text:name="Why_to_drink_it?1"/>Mockito is a mocking framework that tastes really good. It lets you write beautiful tests with clean &amp; simple API. Mockito doesn't give you hangover because the tests are very readable and they produce clean verification errors. Read more about <text:a xlink:type="simple" xlink:href="http://code.google.com/p/mockito/wiki/FeaturesAndMotivations">features &amp; motivations</text:a>. </text:p>
      <text:h text:style-name="Heading_20_1" text:outline-level="1" text:is-list-header="true">Como utilizar?</text:h>
      <text:p text:style-name="Text_20_body"><text:bookmark text:name="How_to_drink_it?1"/>Put <text:a xlink:type="simple" xlink:href="http://mockito.googlecode.com/files/mockito-all-1.8.0.jar">mockito-all-1.8.0.jar</text:a> on the classpath. If you use maven then <text:a xlink:type="simple" xlink:href="http://code.google.com/p/mockito/wiki/MavenUsers">update your pom.xml</text:a>. </text:p>
      <text:h text:style-name="Heading_20_1" text:outline-level="1" text:is-list-header="true">Recursos</text:h>
      <text:p text:style-name="Text_20_body">Intropeccao </text:p>
      <text:p text:style-name="Text_20_body"><text:tab/>Em objetos instanciados</text:p>
      <text:p text:style-name="Text_20_body"><text:tab/>Em classe definida</text:p>
      <text:p text:style-name="Text_20_body">Invocando constructores</text:p>
      <text:p text:style-name="Text_20_body">Invocando metodos</text:p>
      <text:p text:style-name="Text_20_body"><text:tab/>com api do reflection</text:p>
      <text:p text:style-name="Text_20_body"><text:tab/>pela api do reflection-dsl</text:p>
      <text:p text:style-name="Text_20_body"><text:tab/>acessando metodos privados</text:p>
      <text:p text:style-name="Text_20_body">Invocando fields</text:p>
      <text:p text:style-name="Text_20_body"><text:tab/>com api do reflection</text:p>
      <text:p text:style-name="Text_20_body"><text:tab/>pela api do reflection-dsl</text:p>
      <text:p text:style-name="Text_20_body"><text:tab/>acessando atraves do metodo setter/getter</text:p>
      <text:p text:style-name="Text_20_body"><text:tab/>acessando fields diretamente</text:p>
      <text:p text:style-name="Text_20_body"><text:tab/>acessando fields privados</text:p>
      <text:p text:style-name="Text_20_body">Interceptadores</text:p>
      <text:p text:style-name="Text_20_body"><text:tab/>Implementando um interceptador</text:p>
      <text:p text:style-name="Text_20_body"><text:tab/>Aplicando um interceptador</text:p>
      <text:p text:style-name="Text_20_body">Criteria</text:p>
      <text:p text:style-name="Text_20_body"><text:tab/>O que é?</text:p>
      <text:p text:style-name="Text_20_body"><text:tab/>Tipos de restricoes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22:21:59</meta:creation-date>
    <meta:document-statistic meta:table-count="0" meta:image-count="0" meta:object-count="0" meta:page-count="1" meta:paragraph-count="26" meta:word-count="119" meta:character-count="830"/>
    <dc:date>2009-09-01T22:52:44</dc:date>
    <meta:editing-duration>PT00H00M24S</meta:editing-duration>
    <meta:editing-cycles>1</meta:editing-cycles>
    <meta:generator>OpenOffice.org/3.0$Linux OpenOffice.org_project/300m15$Build-9379</meta:generator>
    <meta:user-defined meta:name="Informações 1"/>
    <meta:user-defined meta:name="Informações 2"/>
    <meta:user-defined meta:name="Informações 3"/>
    <meta:user-defined meta:name="Informações 4"/>
  </office:meta>
</office:document-meta>
</file>